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20e87" officeooo:paragraph-rsid="00020e87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20e87" officeooo:paragraph-rsid="00020e8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20e87" officeooo:paragraph-rsid="00020e8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20e87" officeooo:paragraph-rsid="00020e8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3e3d8" officeooo:paragraph-rsid="0003e3d8" style:font-size-asian="10.5pt" style:font-size-complex="12pt"/>
    </style:style>
    <style:style style:name="T1" style:family="text">
      <style:text-properties officeooo:rsid="0003e3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er Route Phase 2</text:p>
      <text:p text:style-name="P1">ER Relational Tables Mapping </text:p>
      <text:p text:style-name="P2">Luis E. Rivera, Miguel Velez, Jose Rodriguez</text:p>
      <text:p text:style-name="P2"/>
      <text:p text:style-name="P3">CREATE TABLE available</text:p>
      <text:p text:style-name="P3">(</text:p>
      <text:p text:style-name="P3"><text:s text:c="2"/>businessid serial NOT NULL,</text:p>
      <text:p text:style-name="P3"><text:s text:c="2"/>beerid serial NOT NULL,</text:p>
      <text:p text:style-name="P3"><text:s text:c="2"/>availablity boolean,</text:p>
      <text:p text:style-name="P3"><text:s text:c="2"/>CONSTRAINT available_pkey PRIMARY KEY (businessid, beerid),</text:p>
      <text:p text:style-name="P3"><text:s text:c="2"/>CONSTRAINT available_beerid_fkey FOREIGN KEY (beerid)</text:p>
      <text:p text:style-name="P3"><text:s text:c="6"/>REFERENCES beer (beerid) MATCH SIMPLE</text:p>
      <text:p text:style-name="P3"><text:s text:c="6"/>ON UPDATE NO ACTION ON DELETE NO ACTION,</text:p>
      <text:p text:style-name="P3"><text:s text:c="2"/>CONSTRAINT available_businessid_fkey FOREIGN KEY (businessid)</text:p>
      <text:p text:style-name="P3"><text:s text:c="6"/>REFERENCES business (businessid) MATCH SIMPLE</text:p>
      <text:p text:style-name="P3"><text:s text:c="6"/>ON UPDATE NO ACTION ON DELETE NO ACTION</text:p>
      <text:p text:style-name="P3">)</text:p>
      <text:p text:style-name="P3"/>
      <text:p text:style-name="P3">CREATE TABLE beer</text:p>
      <text:p text:style-name="P3">(</text:p>
      <text:p text:style-name="P3"><text:s text:c="2"/>beerid serial NOT NULL,</text:p>
      <text:p text:style-name="P3"><text:s text:c="2"/>beername character varying(25),</text:p>
      <text:p text:style-name="P3"><text:s text:c="2"/>description character varying(250),</text:p>
      <text:p text:style-name="P3"><text:s text:c="2"/>path character varying(200),</text:p>
      <text:p text:style-name="P3"><text:s text:c="2"/>beerstyle character varying(15),</text:p>
      <text:p text:style-name="P3"><text:s text:c="2"/>CONSTRAINT beer_pkey PRIMARY KEY (beerid)</text:p>
      <text:p text:style-name="P3">)</text:p>
      <text:p text:style-name="P3"/>
      <text:p text:style-name="P3">CREATE TABLE beerrating</text:p>
      <text:p text:style-name="P3">(</text:p>
      <text:p text:style-name="P3"><text:s text:c="2"/>ratingid serial NOT NULL,</text:p>
      <text:p text:style-name="P3"><text:s text:c="2"/>beerid serial NOT NULL,</text:p>
      <text:p text:style-name="P3"><text:s text:c="2"/>rating numeric,</text:p>
      <text:p text:style-name="P3"><text:s text:c="2"/>comment character varying(100),</text:p>
      <text:p text:style-name="P3"><text:s text:c="2"/>rdate date,</text:p>
      <text:p text:style-name="P3"><text:s text:c="2"/>username character varying(25),</text:p>
      <text:p text:style-name="P3"><text:s text:c="2"/>CONSTRAINT beerrating_pkey PRIMARY KEY (ratingid),</text:p>
      <text:p text:style-name="P3"><text:s text:c="2"/>CONSTRAINT beerrating_username_fkey FOREIGN KEY (username)</text:p>
      <text:p text:style-name="P3"><text:s text:c="6"/>REFERENCES user<text:span text:style-name="T1">s</text:span> (username) MATCH SIMPLE</text:p>
      <text:p text:style-name="P3"><text:s text:c="6"/>ON UPDATE NO ACTION ON DELETE NO ACTION</text:p>
      <text:p text:style-name="P3">)</text:p>
      <text:p text:style-name="P3"/>
      <text:p text:style-name="P3">CREATE TABLE business</text:p>
      <text:p text:style-name="P3">(</text:p>
      <text:p text:style-name="P3"><text:s text:c="2"/>businessid serial NOT NULL,</text:p>
      <text:p text:style-name="P3"><text:s text:c="2"/>businessname character varying(30),</text:p>
      <text:p text:style-name="P3"><text:s text:c="2"/>address character varying(80),</text:p>
      <text:p text:style-name="P3"><text:s text:c="2"/>region character varying(10),</text:p>
      <text:p text:style-name="P3"><text:soft-page-break/><text:s text:c="2"/>description character varying(500),</text:p>
      <text:p text:style-name="P3"><text:s text:c="2"/>path character varying(200),</text:p>
      <text:p text:style-name="P3"><text:s text:c="2"/>CONSTRAINT business_pkey PRIMARY KEY (businessid)</text:p>
      <text:p text:style-name="P3">)</text:p>
      <text:p text:style-name="P3"/>
      <text:p text:style-name="P3">CREATE TABLE businessowner</text:p>
      <text:p text:style-name="P3">(</text:p>
      <text:p text:style-name="P3"><text:s text:c="2"/>username character varying(25) NOT NULL,</text:p>
      <text:p text:style-name="P3"><text:s text:c="2"/>creditcard numeric(16,0),</text:p>
      <text:p text:style-name="P3"><text:s text:c="2"/>ccexp character varying(5),</text:p>
      <text:p text:style-name="P3"><text:s text:c="2"/>ownerid serial NOT NULL,</text:p>
      <text:p text:style-name="P3"><text:s text:c="2"/>businessid integer,</text:p>
      <text:p text:style-name="P3"><text:s text:c="2"/>CONSTRAINT businessowner_pkey PRIMARY KEY (ownerid)</text:p>
      <text:p text:style-name="P3">)</text:p>
      <text:p text:style-name="P3"/>
      <text:p text:style-name="P3">CREATE TABLE businessrating</text:p>
      <text:p text:style-name="P3">(</text:p>
      <text:p text:style-name="P3"><text:s text:c="2"/>ratingid serial NOT NULL,</text:p>
      <text:p text:style-name="P3"><text:s text:c="2"/>businessid serial NOT NULL,</text:p>
      <text:p text:style-name="P3"><text:s text:c="2"/>rating numeric(1,0),</text:p>
      <text:p text:style-name="P3"><text:s text:c="2"/>comment character varying(100),</text:p>
      <text:p text:style-name="P3"><text:s text:c="2"/>rdate date,</text:p>
      <text:p text:style-name="P3"><text:s text:c="2"/>username character varying(25),</text:p>
      <text:p text:style-name="P3"><text:s text:c="2"/>CONSTRAINT businessrating_pkey PRIMARY KEY (ratingid),</text:p>
      <text:p text:style-name="P3"><text:s text:c="2"/>CONSTRAINT businessrating_username_fkey FOREIGN KEY (username)</text:p>
      <text:p text:style-name="P3"><text:s text:c="6"/>REFERENCES user<text:span text:style-name="T1">s</text:span> (username) MATCH SIMPLE</text:p>
      <text:p text:style-name="P3"><text:s text:c="6"/>ON UPDATE NO ACTION ON DELETE NO ACTION</text:p>
      <text:p text:style-name="P3">)</text:p>
      <text:p text:style-name="P3"/>
      <text:p text:style-name="P3">CREATE TABLE newsfeed</text:p>
      <text:p text:style-name="P3">(</text:p>
      <text:p text:style-name="P3"><text:s text:c="2"/>picture character varying(200),</text:p>
      <text:p text:style-name="P3"><text:s text:c="2"/>expiration_date date,</text:p>
      <text:p text:style-name="P3"><text:s text:c="2"/>description character varying(250),</text:p>
      <text:p text:style-name="P3"><text:s text:c="2"/>businessid integer,</text:p>
      <text:p text:style-name="P3"><text:s text:c="2"/>event_name character varying(50),</text:p>
      <text:p text:style-name="P3"><text:s text:c="2"/>event_id serial NOT NULL,</text:p>
      <text:p text:style-name="P3"><text:s text:c="2"/>CONSTRAINT newsfeed_pkey PRIMARY KEY (event_id),</text:p>
      <text:p text:style-name="P3"><text:s text:c="2"/>CONSTRAINT newsfeed_businessid_fkey FOREIGN KEY (businessid)</text:p>
      <text:p text:style-name="P3"><text:s text:c="6"/>REFERENCES business (businessid) MATCH SIMPLE</text:p>
      <text:p text:style-name="P3"><text:s text:c="6"/>ON UPDATE NO ACTION ON DELETE NO ACTION</text:p>
      <text:p text:style-name="P3">)</text:p>
      <text:p text:style-name="P3"/>
      <text:p text:style-name="P3"/>
      <text:p text:style-name="P3">CREATE TABLE transaction</text:p>
      <text:p text:style-name="P3">(</text:p>
      <text:p text:style-name="P3"><text:s text:c="2"/>transid serial NOT NULL,</text:p>
      <text:p text:style-name="P3"><text:s text:c="2"/>amount money,</text:p>
      <text:p text:style-name="P3"><text:s text:c="2"/>creditcard numeric(16,0),</text:p>
      <text:p text:style-name="P3"><text:soft-page-break/><text:s text:c="2"/>ownerid serial NOT NULL,</text:p>
      <text:p text:style-name="P3"><text:s text:c="2"/>CONSTRAINT transaction_pkey PRIMARY KEY (transid),</text:p>
      <text:p text:style-name="P3"><text:s text:c="2"/>CONSTRAINT transaction_ownerid_fkey FOREIGN KEY (ownerid)</text:p>
      <text:p text:style-name="P3"><text:s text:c="6"/>REFERENCES businessowner (ownerid) MATCH SIMPLE</text:p>
      <text:p text:style-name="P3"><text:s text:c="6"/>ON UPDATE NO ACTION ON DELETE NO ACTION</text:p>
      <text:p text:style-name="P3">)</text:p>
      <text:p text:style-name="P3"/>
      <text:p text:style-name="P3">CREATE TABLE users</text:p>
      <text:p text:style-name="P3">(</text:p>
      <text:p text:style-name="P3"><text:s text:c="2"/>username character varying(25) NOT NULL,</text:p>
      <text:p text:style-name="P3"><text:s text:c="2"/>password character varying(20),</text:p>
      <text:p text:style-name="P3"><text:s text:c="2"/>email character varying,</text:p>
      <text:p text:style-name="P3"><text:s text:c="2"/>picture character varying(60),</text:p>
      <text:p text:style-name="P5"><text:s text:c="2"/>isbusinessowner boolean,</text:p>
      <text:p text:style-name="P3"><text:s text:c="2"/>CONSTRAINT users_pkey PRIMARY KEY (username)</text:p>
      <text:p text:style-name="P3">)</text:p>
      <text:p text:style-name="P3"/>
      <text:p text:style-name="P3">CREATE TABLE wishlist</text:p>
      <text:p text:style-name="P3">(</text:p>
      <text:p text:style-name="P3"><text:s text:c="2"/>username character varying(25) NOT NULL,</text:p>
      <text:p text:style-name="P3"><text:s text:c="2"/>beerid serial NOT NULL,</text:p>
      <text:p text:style-name="P3"><text:s text:c="2"/>CONSTRAINT wishlist_pkey PRIMARY KEY (username, beerid),</text:p>
      <text:p text:style-name="P3"><text:s text:c="2"/>CONSTRAINT wishlist_beerid_fkey FOREIGN KEY (beerid)</text:p>
      <text:p text:style-name="P3"><text:s text:c="6"/>REFERENCES beer (beerid) MATCH SIMPLE</text:p>
      <text:p text:style-name="P3"><text:s text:c="6"/>ON UPDATE NO ACTION ON DELETE NO ACTION,</text:p>
      <text:p text:style-name="P3"><text:s text:c="2"/>CONSTRAINT wishlist_username_fkey FOREIGN KEY (username)</text:p>
      <text:p text:style-name="P3"><text:s text:c="6"/>REFERENCES users (username) MATCH SIMPLE</text:p>
      <text:p text:style-name="P3"><text:s text:c="6"/>ON UPDATE NO ACTION ON DELETE NO ACTION</text:p>
      <text:p text:style-name="P3">)</text:p>
      <text:p text:style-name="P3"/>
      <text:p text:style-name="P3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1:40:13.879574261</meta:creation-date>
    <dc:date>2016-12-12T23:11:06.75481864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115" meta:word-count="412" meta:character-count="3446" meta:non-whitespace-character-count="2920"/>
  </office:meta>
</office:document-meta>
</file>